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co5" style:family="table-column">
      <style:table-column-properties fo:break-before="auto" style:column-width="0.6984in"/>
    </style:style>
    <style:style style:name="ro1" style:family="table-row">
      <style:table-row-properties style:row-height="0.4862in" fo:break-before="auto" style:use-optimal-row-height="false"/>
    </style:style>
    <style:style style:name="ro2" style:family="table-row">
      <style:table-row-properties style:row-height="0.34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72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fo:background-color="#cdd8e6"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fo:background-color="#dddddd"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dee9f7"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eeeeee" style:text-align-source="value-type" style:repeat-content="false" fo:wrap-option="wrap" style:direction="ltr" style:rotation-angle="0" style:rotation-align="none" style:shrink-to-fit="false" style:vertical-align="automatic"/>
      <style:paragraph-properties fo:margin-left="0in" style:writing-mode="page"/>
    </style:style>
    <style:style style:name="ce13"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4"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5" style:family="table-cell" style:parent-style-name="Default" style:data-style-name="N128">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1">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8"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Community Survey 2013</text:p>
          </table:table-cell>
          <table:covered-table-cell table:style-name="ce9" office:value-type="string">
            <text:p>Open Source Hardware Community Survey 2013</text:p>
          </table:covered-table-cell>
          <table:covered-table-cell table:style-name="ce9" office:value-type="string">
            <text:p>Open Source Hardware Community Survey 2013</text:p>
          </table:covered-table-cell>
          <table:table-cell table:number-columns-repeated="1021"/>
        </table:table-row>
        <table:table-row table:style-name="ro2">
          <table:table-cell table:style-name="ce2" office:value-type="string" table:number-columns-spanned="3" table:number-rows-spanned="1">
            <text:p>Do you have any feedback or comments about the survey?</text:p>
          </table:table-cell>
          <table:covered-table-cell table:style-name="ce10" office:value-type="string">
            <text:p>Do you have any feedback or comments about the survey?</text:p>
          </table:covered-table-cell>
          <table:covered-table-cell table:style-name="ce10" office:value-type="string">
            <text:p>Do you have any feedback or comments about the survey?</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6" office:value-type="string">
            <text:p>Response Count</text:p>
          </table:table-cell>
          <table:table-cell table:number-columns-repeated="1021"/>
        </table:table-row>
        <table:table-row table:style-name="ro4">
          <table:table-cell table:style-name="ce4" table:number-columns-spanned="2" table:number-rows-spanned="1"/>
          <table:covered-table-cell table:style-name="ce12"/>
          <table:table-cell table:style-name="ce17" office:value-type="float" office:value="107">
            <text:p>107</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3" office:value-type="float" office:value="107">
            <text:p>107</text:p>
          </table:covered-table-cell>
          <table:table-cell table:style-name="ce18" office:value-type="float" office:value="107">
            <text:p>107</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4" office:value-type="float" office:value="900">
            <text:p>900</text:p>
          </table:covered-table-cell>
          <table:table-cell table:style-name="ce19" office:value-type="float" office:value="900">
            <text:p>900</text:p>
          </table:table-cell>
          <table:table-cell table:number-columns-repeated="1021"/>
        </table:table-row>
        <table:table-row table:style-name="ro5">
          <table:table-cell table:number-columns-repeated="1024"/>
        </table:table-row>
        <table:table-row table:style-name="ro5">
          <table:table-cell table:style-name="ce7" office:value-type="string">
            <text:p>Number</text:p>
          </table:table-cell>
          <table:table-cell table:style-name="ce7" office:value-type="string">
            <text:p>Response Date</text:p>
          </table:table-cell>
          <table:table-cell table:style-name="ce7" office:value-type="string">
            <text:p>Response Text</text:p>
          </table:table-cell>
          <table:table-cell table:style-name="ce7" office:value-type="string">
            <text:p>Categories</text:p>
          </table:table-cell>
          <table:table-cell table:number-columns-repeated="1020"/>
        </table:table-row>
        <table:table-row table:style-name="ro5">
          <table:table-cell table:style-name="ce8" office:value-type="float" office:value="1">
            <text:p>1</text:p>
          </table:table-cell>
          <table:table-cell table:style-name="ce15" office:value-type="date" office:date-value="2014-01-09T23:17:00">
            <text:p>Jan 9, 2014 11:17 PM</text:p>
          </table:table-cell>
          <table:table-cell office:value-type="string">
            <text:p>none</text:p>
          </table:table-cell>
          <table:table-cell table:number-columns-repeated="1021"/>
        </table:table-row>
        <table:table-row table:style-name="ro5">
          <table:table-cell table:style-name="ce8" office:value-type="float" office:value="2">
            <text:p>2</text:p>
          </table:table-cell>
          <table:table-cell table:style-name="ce15" office:value-type="date" office:date-value="2013-11-01T01:31:00">
            <text:p>Nov 1, 2013 1:31 AM</text:p>
          </table:table-cell>
          <table:table-cell office:value-type="string">
            <text:p>None.</text:p>
          </table:table-cell>
          <table:table-cell table:number-columns-repeated="1021"/>
        </table:table-row>
        <table:table-row table:style-name="ro5">
          <table:table-cell table:style-name="ce8" office:value-type="float" office:value="3">
            <text:p>3</text:p>
          </table:table-cell>
          <table:table-cell table:style-name="ce15" office:value-type="date" office:date-value="2013-10-31T02:07:00">
            <text:p>Oct 31, 2013 2:07 AM</text:p>
          </table:table-cell>
          <table:table-cell office:value-type="string">
            <text:p>no</text:p>
          </table:table-cell>
          <table:table-cell table:number-columns-repeated="1021"/>
        </table:table-row>
        <table:table-row table:style-name="ro5">
          <table:table-cell table:style-name="ce8" office:value-type="float" office:value="4">
            <text:p>4</text:p>
          </table:table-cell>
          <table:table-cell table:style-name="ce15" office:value-type="date" office:date-value="2013-10-29T17:56:00">
            <text:p>Oct 29, 2013 5:56 PM</text:p>
          </table:table-cell>
          <table:table-cell office:value-type="string">
            <text:p>It is pretty long</text:p>
          </table:table-cell>
          <table:table-cell table:number-columns-repeated="1021"/>
        </table:table-row>
        <table:table-row table:style-name="ro5">
          <table:table-cell table:style-name="ce8" office:value-type="float" office:value="5">
            <text:p>5</text:p>
          </table:table-cell>
          <table:table-cell table:style-name="ce15" office:value-type="date" office:date-value="2013-10-29T15:31:00">
            <text:p>Oct 29, 2013 3:31 PM</text:p>
          </table:table-cell>
          <table:table-cell office:value-type="string">
            <text:p>Overall, I think the questions are good. Hopefully it helps you collect the information you are looking for!</text:p>
          </table:table-cell>
          <table:table-cell table:number-columns-repeated="1021"/>
        </table:table-row>
        <table:table-row table:style-name="ro5">
          <table:table-cell table:style-name="ce8" office:value-type="float" office:value="6">
            <text:p>6</text:p>
          </table:table-cell>
          <table:table-cell table:style-name="ce15" office:value-type="date" office:date-value="2013-10-29T14:07:00">
            <text:p>Oct 29, 2013 2:07 PM</text:p>
          </table:table-cell>
          <table:table-cell office:value-type="string">
            <text:p>I paid for the summit, but did not attend. I did not manage to work my calendar effectively. I would have appreciated a reminder email, or my $ back, or instructions on how to obtain my badge.</text:p>
          </table:table-cell>
          <table:table-cell table:number-columns-repeated="1021"/>
        </table:table-row>
        <table:table-row table:style-name="ro5">
          <table:table-cell table:style-name="ce8" office:value-type="float" office:value="7">
            <text:p>7</text:p>
          </table:table-cell>
          <table:table-cell table:style-name="ce15" office:value-type="date" office:date-value="2013-10-29T03:05:00">
            <text:p>Oct 29, 2013 3:05 AM</text:p>
          </table:table-cell>
          <table:table-cell office:value-type="string">
            <text:p>Happy to contribute. Interested to read the results from last year and this year.</text:p>
          </table:table-cell>
          <table:table-cell table:number-columns-repeated="1021"/>
        </table:table-row>
        <table:table-row table:style-name="ro5">
          <table:table-cell table:style-name="ce8" office:value-type="float" office:value="8">
            <text:p>8</text:p>
          </table:table-cell>
          <table:table-cell table:style-name="ce15" office:value-type="date" office:date-value="2013-10-29T01:59:00">
            <text:p>Oct 29, 2013 1:59 AM</text:p>
          </table:table-cell>
          <table:table-cell office:value-type="string">
            <text:p>consider including the option: 'no race' to the list of races! it is a way to distinguish those who would prefer to not answer the question, from those who actively think race doesn't exist, and gives this second group a voice, so they don't need to complain directly to you! this isn't really a complaint, but i do prefer to identify as not a race, rather than not identify as a race.</text:p>
          </table:table-cell>
          <table:table-cell table:number-columns-repeated="1021"/>
        </table:table-row>
        <table:table-row table:style-name="ro5">
          <table:table-cell table:style-name="ce8" office:value-type="float" office:value="9">
            <text:p>9</text:p>
          </table:table-cell>
          <table:table-cell table:style-name="ce15" office:value-type="date" office:date-value="2013-10-29T01:49:00">
            <text:p>Oct 29, 2013 1:49 AM</text:p>
          </table:table-cell>
          <table:table-cell office:value-type="string">
            <text:p>NA</text:p>
          </table:table-cell>
          <table:table-cell table:number-columns-repeated="1021"/>
        </table:table-row>
        <table:table-row table:style-name="ro5">
          <table:table-cell table:style-name="ce8" office:value-type="float" office:value="10">
            <text:p>10</text:p>
          </table:table-cell>
          <table:table-cell table:style-name="ce15" office:value-type="date" office:date-value="2013-10-29T01:30:00">
            <text:p>Oct 29, 2013 1:30 AM</text:p>
          </table:table-cell>
          <table:table-cell office:value-type="string">
            <text:p>Next year do a 2-day event with a "hackathon" in the middle</text:p>
          </table:table-cell>
          <table:table-cell table:number-columns-repeated="1021"/>
        </table:table-row>
        <table:table-row table:style-name="ro5">
          <table:table-cell table:style-name="ce8" office:value-type="float" office:value="11">
            <text:p>11</text:p>
          </table:table-cell>
          <table:table-cell table:style-name="ce15" office:value-type="date" office:date-value="2013-10-29T01:30:00">
            <text:p>Oct 29, 2013 1:30 AM</text:p>
          </table:table-cell>
          <table:table-cell office:value-type="string">
            <text:p>Missed these questions:</text:p>
            <text:p>Q - how much do you appreciate the organizers efforts?</text:p>
            <text:p>A - very much!</text:p>
            <text:p/>
            <text:p>Q - did they succeed?</text:p>
            <text:p>A - it was the most awesome, unexpected fun event that has been a great inspiration. Thank you!</text:p>
          </table:table-cell>
          <table:table-cell table:number-columns-repeated="1021"/>
        </table:table-row>
        <table:table-row table:style-name="ro5">
          <table:table-cell table:style-name="ce8" office:value-type="float" office:value="12">
            <text:p>12</text:p>
          </table:table-cell>
          <table:table-cell table:style-name="ce15" office:value-type="date" office:date-value="2013-10-28T21:54:00">
            <text:p>Oct 28, 2013 9:54 PM</text:p>
          </table:table-cell>
          <table:table-cell office:value-type="string">
            <text:p>Thanks for kicking soo much butt.</text:p>
          </table:table-cell>
          <table:table-cell table:number-columns-repeated="1021"/>
        </table:table-row>
        <table:table-row table:style-name="ro5">
          <table:table-cell table:style-name="ce8" office:value-type="float" office:value="13">
            <text:p>13</text:p>
          </table:table-cell>
          <table:table-cell table:style-name="ce15" office:value-type="date" office:date-value="2013-10-28T21:49:00">
            <text:p>Oct 28, 2013 9:49 PM</text:p>
          </table:table-cell>
          <table:table-cell office:value-type="string">
            <text:p>No</text:p>
          </table:table-cell>
          <table:table-cell table:number-columns-repeated="1021"/>
        </table:table-row>
        <table:table-row table:style-name="ro5">
          <table:table-cell table:style-name="ce8" office:value-type="float" office:value="14">
            <text:p>14</text:p>
          </table:table-cell>
          <table:table-cell table:style-name="ce15" office:value-type="date" office:date-value="2013-10-28T21:40:00">
            <text:p>Oct 28, 2013 9:40 PM</text:p>
          </table:table-cell>
          <table:table-cell office:value-type="string">
            <text:p>http://wupa.wustl.edu/record_archive/1998/10-15-98/articles/races.html</text:p>
          </table:table-cell>
          <table:table-cell table:number-columns-repeated="1021"/>
        </table:table-row>
        <table:table-row table:style-name="ro5">
          <table:table-cell table:style-name="ce8" office:value-type="float" office:value="15">
            <text:p>15</text:p>
          </table:table-cell>
          <table:table-cell table:style-name="ce15" office:value-type="date" office:date-value="2013-10-28T21:28:00">
            <text:p>Oct 28, 2013 9:28 PM</text:p>
          </table:table-cell>
          <table:table-cell office:value-type="string">
            <text:p>thanks</text:p>
          </table:table-cell>
          <table:table-cell table:number-columns-repeated="1021"/>
        </table:table-row>
        <table:table-row table:style-name="ro5">
          <table:table-cell table:style-name="ce8" office:value-type="float" office:value="16">
            <text:p>16</text:p>
          </table:table-cell>
          <table:table-cell table:style-name="ce15" office:value-type="date" office:date-value="2013-10-28T21:24:00">
            <text:p>Oct 28, 2013 9:24 PM</text:p>
          </table:table-cell>
          <table:table-cell office:value-type="string">
            <text:p>Nope.</text:p>
          </table:table-cell>
          <table:table-cell table:number-columns-repeated="1021"/>
        </table:table-row>
        <table:table-row table:style-name="ro5">
          <table:table-cell table:style-name="ce8" office:value-type="float" office:value="17">
            <text:p>17</text:p>
          </table:table-cell>
          <table:table-cell table:style-name="ce15" office:value-type="date" office:date-value="2013-10-28T21:18:00">
            <text:p>Oct 28, 2013 9:18 PM</text:p>
          </table:table-cell>
          <table:table-cell office:value-type="string">
            <text:p>nope</text:p>
          </table:table-cell>
          <table:table-cell table:number-columns-repeated="1021"/>
        </table:table-row>
        <table:table-row table:style-name="ro5">
          <table:table-cell table:style-name="ce8" office:value-type="float" office:value="18">
            <text:p>18</text:p>
          </table:table-cell>
          <table:table-cell table:style-name="ce15" office:value-type="date" office:date-value="2013-10-28T21:17:00">
            <text:p>Oct 28, 2013 9:17 PM</text:p>
          </table:table-cell>
          <table:table-cell office:value-type="string">
            <text:p>I hope you perform some analysis on the data and release it under an appropriate open license.</text:p>
            <text:p/>
            <text:p>Even better would be to anonymize the data by removing the city and release the final data under an open license for the community to hack on.</text:p>
          </table:table-cell>
          <table:table-cell table:number-columns-repeated="1021"/>
        </table:table-row>
        <table:table-row table:style-name="ro5">
          <table:table-cell table:style-name="ce8" office:value-type="float" office:value="19">
            <text:p>19</text:p>
          </table:table-cell>
          <table:table-cell table:style-name="ce15" office:value-type="date" office:date-value="2013-10-28T21:09:00">
            <text:p>Oct 28, 2013 9:09 PM</text:p>
          </table:table-cell>
          <table:table-cell office:value-type="string">
            <text:p>Nope, seemed pretty comprehensive.</text:p>
          </table:table-cell>
          <table:table-cell table:number-columns-repeated="1021"/>
        </table:table-row>
        <table:table-row table:style-name="ro5">
          <table:table-cell table:style-name="ce8" office:value-type="float" office:value="20">
            <text:p>20</text:p>
          </table:table-cell>
          <table:table-cell table:style-name="ce15" office:value-type="date" office:date-value="2013-08-27T14:45:00">
            <text:p>Aug 27, 2013 2:45 PM</text:p>
          </table:table-cell>
          <table:table-cell office:value-type="string">
            <text:p>None</text:p>
          </table:table-cell>
          <table:table-cell table:number-columns-repeated="1021"/>
        </table:table-row>
        <table:table-row table:style-name="ro5">
          <table:table-cell table:style-name="ce8" office:value-type="float" office:value="21">
            <text:p>21</text:p>
          </table:table-cell>
          <table:table-cell table:style-name="ce15" office:value-type="date" office:date-value="2013-08-25T19:25:00">
            <text:p>Aug 25, 2013 7:25 PM</text:p>
          </table:table-cell>
          <table:table-cell office:value-type="string">
            <text:p>see question 23</text:p>
          </table:table-cell>
          <table:table-cell table:number-columns-repeated="1021"/>
        </table:table-row>
        <table:table-row table:style-name="ro5">
          <table:table-cell table:style-name="ce8" office:value-type="float" office:value="22">
            <text:p>22</text:p>
          </table:table-cell>
          <table:table-cell table:style-name="ce15" office:value-type="date" office:date-value="2013-08-23T06:10:00">
            <text:p>Aug 23, 2013 6:10 AM</text:p>
          </table:table-cell>
          <table:table-cell office:value-type="string">
            <text:p>no</text:p>
          </table:table-cell>
          <table:table-cell table:number-columns-repeated="1021"/>
        </table:table-row>
        <table:table-row table:style-name="ro5">
          <table:table-cell table:style-name="ce8" office:value-type="float" office:value="23">
            <text:p>23</text:p>
          </table:table-cell>
          <table:table-cell table:style-name="ce15" office:value-type="date" office:date-value="2013-08-22T14:45:00">
            <text:p>Aug 22, 2013 2:45 PM</text:p>
          </table:table-cell>
          <table:table-cell office:value-type="string">
            <text:p>Why do you ask for the race or an hispanic background?</text:p>
            <text:p>I can not think of a reason that you would need to know it for your survey.</text:p>
            <text:p/>
            <text:p>If you consider leaving this questions in the survey, I would appreciate if you could motivate why you're asking for this.</text:p>
          </table:table-cell>
          <table:table-cell table:number-columns-repeated="1021"/>
        </table:table-row>
        <table:table-row table:style-name="ro5">
          <table:table-cell table:style-name="ce8" office:value-type="float" office:value="24">
            <text:p>24</text:p>
          </table:table-cell>
          <table:table-cell table:style-name="ce15" office:value-type="date" office:date-value="2013-08-10T00:42:00">
            <text:p>Aug 10, 2013 12:42 AM</text:p>
          </table:table-cell>
          <table:table-cell office:value-type="string">
            <text:p>None</text:p>
          </table:table-cell>
          <table:table-cell table:number-columns-repeated="1021"/>
        </table:table-row>
        <table:table-row table:style-name="ro5">
          <table:table-cell table:style-name="ce8" office:value-type="float" office:value="25">
            <text:p>25</text:p>
          </table:table-cell>
          <table:table-cell table:style-name="ce15" office:value-type="date" office:date-value="2013-08-09T19:32:00">
            <text:p>Aug 9, 2013 7:32 PM</text:p>
          </table:table-cell>
          <table:table-cell office:value-type="string">
            <text:p>No, not really.</text:p>
          </table:table-cell>
          <table:table-cell table:number-columns-repeated="1021"/>
        </table:table-row>
        <table:table-row table:style-name="ro5">
          <table:table-cell table:style-name="ce8" office:value-type="float" office:value="26">
            <text:p>26</text:p>
          </table:table-cell>
          <table:table-cell table:style-name="ce15" office:value-type="date" office:date-value="2013-08-08T22:32:00">
            <text:p>Aug 8, 2013 10:32 PM</text:p>
          </table:table-cell>
          <table:table-cell office:value-type="string">
            <text:p>I did not attend those OSHW summits because they do not include real stuff like chip design and focus on bullshit fashionable topics like thermoplastic extrusion.</text:p>
          </table:table-cell>
          <table:table-cell table:number-columns-repeated="1021"/>
        </table:table-row>
        <table:table-row table:style-name="ro5">
          <table:table-cell table:style-name="ce8" office:value-type="float" office:value="27">
            <text:p>27</text:p>
          </table:table-cell>
          <table:table-cell table:style-name="ce15" office:value-type="date" office:date-value="2013-08-08T16:35:00">
            <text:p>Aug 8, 2013 4:35 PM</text:p>
          </table:table-cell>
          <table:table-cell office:value-type="string">
            <text:p>I would have loved to see a preamble that described the purpose of the inquiry (eg...what will be the outcome?)</text:p>
          </table:table-cell>
          <table:table-cell table:number-columns-repeated="1021"/>
        </table:table-row>
        <table:table-row table:style-name="ro5">
          <table:table-cell table:style-name="ce8" office:value-type="float" office:value="28">
            <text:p>28</text:p>
          </table:table-cell>
          <table:table-cell table:style-name="ce15" office:value-type="date" office:date-value="2013-08-08T11:22:00">
            <text:p>Aug 8, 2013 11:22 AM</text:p>
          </table:table-cell>
          <table:table-cell office:value-type="string">
            <text:p>Well Done, hope my response helped</text:p>
          </table:table-cell>
          <table:table-cell table:number-columns-repeated="1021"/>
        </table:table-row>
        <table:table-row table:style-name="ro5">
          <table:table-cell table:style-name="ce8" office:value-type="float" office:value="29">
            <text:p>29</text:p>
          </table:table-cell>
          <table:table-cell table:style-name="ce15" office:value-type="date" office:date-value="2013-08-07T20:13:00">
            <text:p>Aug 7, 2013 8:13 PM</text:p>
          </table:table-cell>
          <table:table-cell office:value-type="string">
            <text:p>Solidworks is king right now, but we need an open source tool that doesn't have the high cost and forward compatibility issues that solidworks does. <text:s/>I beleive that FreeCAD http://www.freecadweb.org/ will be that tool (way closer than BRLCAD et al). <text:s/>Any resources you can direct to the development of this tool would be the biggest push forward for open source hardware IMHO.</text:p>
          </table:table-cell>
          <table:table-cell table:number-columns-repeated="1021"/>
        </table:table-row>
        <table:table-row table:style-name="ro5">
          <table:table-cell table:style-name="ce8" office:value-type="float" office:value="30">
            <text:p>30</text:p>
          </table:table-cell>
          <table:table-cell table:style-name="ce15" office:value-type="date" office:date-value="2013-08-06T18:40:00">
            <text:p>Aug 6, 2013 6:40 PM</text:p>
          </table:table-cell>
          <table:table-cell office:value-type="string">
            <text:p>Why do people think that telling their race is offensive? <text:s/>That's silly.</text:p>
          </table:table-cell>
          <table:table-cell table:number-columns-repeated="1021"/>
        </table:table-row>
        <table:table-row table:style-name="ro5">
          <table:table-cell table:style-name="ce8" office:value-type="float" office:value="31">
            <text:p>31</text:p>
          </table:table-cell>
          <table:table-cell table:style-name="ce15" office:value-type="date" office:date-value="2013-08-06T15:55:00">
            <text:p>Aug 6, 2013 3:55 PM</text:p>
          </table:table-cell>
          <table:table-cell office:value-type="string">
            <text:p>Thanks for doing it</text:p>
          </table:table-cell>
          <table:table-cell table:number-columns-repeated="1021"/>
        </table:table-row>
        <table:table-row table:style-name="ro5">
          <table:table-cell table:style-name="ce8" office:value-type="float" office:value="32">
            <text:p>32</text:p>
          </table:table-cell>
          <table:table-cell table:style-name="ce15" office:value-type="date" office:date-value="2013-08-05T16:42:00">
            <text:p>Aug 5, 2013 4:42 PM</text:p>
          </table:table-cell>
          <table:table-cell office:value-type="string">
            <text:p>-none this time</text:p>
          </table:table-cell>
          <table:table-cell table:number-columns-repeated="1021"/>
        </table:table-row>
        <table:table-row table:style-name="ro5">
          <table:table-cell table:style-name="ce8" office:value-type="float" office:value="33">
            <text:p>33</text:p>
          </table:table-cell>
          <table:table-cell table:style-name="ce15" office:value-type="date" office:date-value="2013-08-04T12:30:00">
            <text:p>Aug 4, 2013 12:30 PM</text:p>
          </table:table-cell>
          <table:table-cell office:value-type="string">
            <text:p>The way the race demographics question is worded is very strange for anyone outside the US. I'm not familiar with whatever problems you had last year but making the question a silly, politically correct, ridiculously granular (if you happen to be of a race common in the United States) question is not the way to fix it.</text:p>
          </table:table-cell>
          <table:table-cell table:number-columns-repeated="1021"/>
        </table:table-row>
        <table:table-row table:style-name="ro5">
          <table:table-cell table:style-name="ce8" office:value-type="float" office:value="34">
            <text:p>34</text:p>
          </table:table-cell>
          <table:table-cell table:style-name="ce15" office:value-type="date" office:date-value="2013-08-04T10:25:00">
            <text:p>Aug 4, 2013 10:25 AM</text:p>
          </table:table-cell>
          <table:table-cell office:value-type="string">
            <text:p>i don't understand why a racial question...</text:p>
          </table:table-cell>
          <table:table-cell table:number-columns-repeated="1021"/>
        </table:table-row>
        <table:table-row table:style-name="ro5">
          <table:table-cell table:style-name="ce8" office:value-type="float" office:value="35">
            <text:p>35</text:p>
          </table:table-cell>
          <table:table-cell table:style-name="ce15" office:value-type="date" office:date-value="2013-08-02T10:52:00">
            <text:p>Aug 2, 2013 10:52 AM</text:p>
          </table:table-cell>
          <table:table-cell office:value-type="string">
            <text:p>the 'race' concern/question is funny. I understand the motiviation/relevance (particularly in the US, Asia, etc.) but personally, I consider myself 'colour blind'. Race is not a notion I usually think or classify people I interact with.</text:p>
          </table:table-cell>
          <table:table-cell table:number-columns-repeated="1021"/>
        </table:table-row>
        <table:table-row table:style-name="ro5">
          <table:table-cell table:style-name="ce8" office:value-type="float" office:value="36">
            <text:p>36</text:p>
          </table:table-cell>
          <table:table-cell table:style-name="ce15" office:value-type="date" office:date-value="2013-08-02T02:28:00">
            <text:p>Aug 2, 2013 2:28 AM</text:p>
          </table:table-cell>
          <table:table-cell office:value-type="string">
            <text:p>This is great. Please keep it up. Build the OSH community!</text:p>
          </table:table-cell>
          <table:table-cell table:number-columns-repeated="1021"/>
        </table:table-row>
        <table:table-row table:style-name="ro5">
          <table:table-cell table:style-name="ce8" office:value-type="float" office:value="37">
            <text:p>37</text:p>
          </table:table-cell>
          <table:table-cell table:style-name="ce15" office:value-type="date" office:date-value="2013-08-01T11:50:00">
            <text:p>Aug 1, 2013 11:50 AM</text:p>
          </table:table-cell>
          <table:table-cell office:value-type="string">
            <text:p>-</text:p>
          </table:table-cell>
          <table:table-cell table:number-columns-repeated="1021"/>
        </table:table-row>
        <table:table-row table:style-name="ro5">
          <table:table-cell table:style-name="ce8" office:value-type="float" office:value="38">
            <text:p>38</text:p>
          </table:table-cell>
          <table:table-cell table:style-name="ce15" office:value-type="date" office:date-value="2013-08-01T11:46:00">
            <text:p>Aug 1, 2013 11:46 AM</text:p>
          </table:table-cell>
          <table:table-cell office:value-type="string">
            <text:p>No.</text:p>
          </table:table-cell>
          <table:table-cell table:number-columns-repeated="1021"/>
        </table:table-row>
        <table:table-row table:style-name="ro5">
          <table:table-cell table:style-name="ce8" office:value-type="float" office:value="39">
            <text:p>39</text:p>
          </table:table-cell>
          <table:table-cell table:style-name="ce15" office:value-type="date" office:date-value="2013-08-01T06:01:00">
            <text:p>Aug 1, 2013 6:01 AM</text:p>
          </table:table-cell>
          <table:table-cell office:value-type="string">
            <text:p>Haha :D</text:p>
          </table:table-cell>
          <table:table-cell table:number-columns-repeated="1021"/>
        </table:table-row>
        <table:table-row table:style-name="ro5">
          <table:table-cell table:style-name="ce8" office:value-type="float" office:value="40">
            <text:p>40</text:p>
          </table:table-cell>
          <table:table-cell table:style-name="ce15" office:value-type="date" office:date-value="2013-08-01T05:10:00">
            <text:p>Aug 1, 2013 5:10 AM</text:p>
          </table:table-cell>
          <table:table-cell office:value-type="string">
            <text:p>I am mostly in the Open Software movement, but also do a lot of work with electronics, (Arduino, RPi, the whole ball of wax). OSHW rocks!</text:p>
          </table:table-cell>
          <table:table-cell table:number-columns-repeated="1021"/>
        </table:table-row>
        <table:table-row table:style-name="ro5">
          <table:table-cell table:style-name="ce8" office:value-type="float" office:value="41">
            <text:p>41</text:p>
          </table:table-cell>
          <table:table-cell table:style-name="ce15" office:value-type="date" office:date-value="2013-07-31T23:48:00">
            <text:p>Jul 31, 2013 11:48 PM</text:p>
          </table:table-cell>
          <table:table-cell office:value-type="string">
            <text:p>We are Libre Objet, designer collective thinking about Libre / open source objects (furnitures, art pieces, tools).</text:p>
            <text:p>We are working on an open source industrial design showcase called http://libreobjet.org/ </text:p>
            <text:p>List: https://listes.domainepublic.net/listinfo/opensourcedesign</text:p>
            <text:p>We will contact you when it will be opened.</text:p>
            <text:p/>
            <text:p>About the survey:</text:p>
            <text:p>- A bit long</text:p>
            <text:p>- Not sure "racial" questions in the end will help a lot</text:p>
            <text:p>- Questions are too long for non-native english speaker :)</text:p>
            <text:p>- initiative is cool</text:p>
          </table:table-cell>
          <table:table-cell table:number-columns-repeated="1021"/>
        </table:table-row>
        <table:table-row table:style-name="ro5">
          <table:table-cell table:style-name="ce8" office:value-type="float" office:value="42">
            <text:p>42</text:p>
          </table:table-cell>
          <table:table-cell table:style-name="ce15" office:value-type="date" office:date-value="2013-07-31T23:07:00">
            <text:p>Jul 31, 2013 11:07 PM</text:p>
          </table:table-cell>
          <table:table-cell office:value-type="string">
            <text:p>Lovely idea, good luck!</text:p>
          </table:table-cell>
          <table:table-cell table:number-columns-repeated="1021"/>
        </table:table-row>
        <table:table-row table:style-name="ro5">
          <table:table-cell table:style-name="ce8" office:value-type="float" office:value="43">
            <text:p>43</text:p>
          </table:table-cell>
          <table:table-cell table:style-name="ce15" office:value-type="date" office:date-value="2013-07-31T22:32:00">
            <text:p>Jul 31, 2013 10:32 PM</text:p>
          </table:table-cell>
          <table:table-cell office:value-type="string">
            <text:p>Good Luck <text:s text:c="2"/>and good karma to you</text:p>
          </table:table-cell>
          <table:table-cell table:number-columns-repeated="1021"/>
        </table:table-row>
        <table:table-row table:style-name="ro5">
          <table:table-cell table:style-name="ce8" office:value-type="float" office:value="44">
            <text:p>44</text:p>
          </table:table-cell>
          <table:table-cell table:style-name="ce15" office:value-type="date" office:date-value="2013-07-31T22:14:00">
            <text:p>Jul 31, 2013 10:14 PM</text:p>
          </table:table-cell>
          <table:table-cell office:value-type="string">
            <text:p>The ethnicity questions were weird.</text:p>
          </table:table-cell>
          <table:table-cell table:number-columns-repeated="1021"/>
        </table:table-row>
        <table:table-row table:style-name="ro5">
          <table:table-cell table:style-name="ce8" office:value-type="float" office:value="45">
            <text:p>45</text:p>
          </table:table-cell>
          <table:table-cell table:style-name="ce15" office:value-type="date" office:date-value="2013-07-31T19:52:00">
            <text:p>Jul 31, 2013 7:52 PM</text:p>
          </table:table-cell>
          <table:table-cell office:value-type="string">
            <text:p>Just wanted to let you guys know that you are awesome. I've been working on an Arduino-controlled centrifuge and PCR machine, and neither would be possible without amazing people open sourcing their designs to the web. Cheap microbiological equipment is difficult to find, and I hope that these devices will help more garage biohackers separate DNA and proteins and begin to enter the wonderful world of DNA analysis and replication. After I complete those projects, I'll work on a super cheap electrophoresis box and blue-light transilluminator. You guys are awesome, and I love you for encouraging the world to let their designs loose. I'm 15 years old, and big pieces of equipment with designs locked up in big laboratories are doing me no good, so your work is essential to me being able to pursue my passion and build my own equipment. It's still true that genetic analysis is generally reserved for those who have thousands of dollars to spend, or are out of college and work in a lab. However, biohacking is fun and exciting for kids and adults alike, and you're helping to bring it to the world. We just have to keep building.</text:p>
          </table:table-cell>
          <table:table-cell table:number-columns-repeated="1021"/>
        </table:table-row>
        <table:table-row table:style-name="ro5">
          <table:table-cell table:style-name="ce8" office:value-type="float" office:value="46">
            <text:p>46</text:p>
          </table:table-cell>
          <table:table-cell table:style-name="ce15" office:value-type="date" office:date-value="2013-07-31T19:41:00">
            <text:p>Jul 31, 2013 7:41 PM</text:p>
          </table:table-cell>
          <table:table-cell office:value-type="string">
            <text:p>You may want to add a fourth question to the "do you attend a hackerspace" question.</text:p>
            <text:p>"no, but I would like to. There is just no hacker-space in my area"</text:p>
            <text:p/>
            <text:p>This could give an idea, along with the city, of what places are in demand of a nonexistent hackerspace.</text:p>
            <text:p/>
            <text:p>Keep up the good work!</text:p>
          </table:table-cell>
          <table:table-cell table:number-columns-repeated="1021"/>
        </table:table-row>
        <table:table-row table:style-name="ro5">
          <table:table-cell table:style-name="ce8" office:value-type="float" office:value="47">
            <text:p>47</text:p>
          </table:table-cell>
          <table:table-cell table:style-name="ce15" office:value-type="date" office:date-value="2013-07-31T19:02:00">
            <text:p>Jul 31, 2013 7:02 PM</text:p>
          </table:table-cell>
          <table:table-cell office:value-type="string">
            <text:p>Looking forward to the results. Glad to participate!</text:p>
          </table:table-cell>
          <table:table-cell table:number-columns-repeated="1021"/>
        </table:table-row>
        <table:table-row table:style-name="ro5">
          <table:table-cell table:style-name="ce8" office:value-type="float" office:value="48">
            <text:p>48</text:p>
          </table:table-cell>
          <table:table-cell table:style-name="ce15" office:value-type="date" office:date-value="2013-07-31T17:40:00">
            <text:p>Jul 31, 2013 5:40 PM</text:p>
          </table:table-cell>
          <table:table-cell office:value-type="string">
            <text:p>Please keep it up! I am very thankful for your effort.</text:p>
          </table:table-cell>
          <table:table-cell table:number-columns-repeated="1021"/>
        </table:table-row>
        <table:table-row table:style-name="ro5">
          <table:table-cell table:style-name="ce8" office:value-type="float" office:value="49">
            <text:p>49</text:p>
          </table:table-cell>
          <table:table-cell table:style-name="ce15" office:value-type="date" office:date-value="2013-07-31T17:24:00">
            <text:p>Jul 31, 2013 5:24 PM</text:p>
          </table:table-cell>
          <table:table-cell office:value-type="string">
            <text:p>Too long, didn't read most of the questions.</text:p>
          </table:table-cell>
          <table:table-cell table:number-columns-repeated="1021"/>
        </table:table-row>
        <table:table-row table:style-name="ro5">
          <table:table-cell table:style-name="ce8" office:value-type="float" office:value="50">
            <text:p>50</text:p>
          </table:table-cell>
          <table:table-cell table:style-name="ce15" office:value-type="date" office:date-value="2013-07-31T17:21:00">
            <text:p>Jul 31, 2013 5:21 PM</text:p>
          </table:table-cell>
          <table:table-cell office:value-type="string">
            <text:p>clarify the "children" question with "under 18" and "18 and over" options. <text:s/>adult children are still ones children, but affect demographic behavior very differently.</text:p>
          </table:table-cell>
          <table:table-cell table:number-columns-repeated="1021"/>
        </table:table-row>
        <table:table-row table:style-name="ro5">
          <table:table-cell table:style-name="ce8" office:value-type="float" office:value="51">
            <text:p>51</text:p>
          </table:table-cell>
          <table:table-cell table:style-name="ce15" office:value-type="date" office:date-value="2013-07-31T15:28:00">
            <text:p>Jul 31, 2013 3:28 PM</text:p>
          </table:table-cell>
          <table:table-cell office:value-type="string">
            <text:p>nope!</text:p>
          </table:table-cell>
          <table:table-cell table:number-columns-repeated="1021"/>
        </table:table-row>
        <table:table-row table:style-name="ro5">
          <table:table-cell table:style-name="ce8" office:value-type="float" office:value="52">
            <text:p>52</text:p>
          </table:table-cell>
          <table:table-cell table:style-name="ce15" office:value-type="date" office:date-value="2013-07-31T13:32:00">
            <text:p>Jul 31, 2013 1:32 PM</text:p>
          </table:table-cell>
          <table:table-cell office:value-type="string">
            <text:p>Great survey..</text:p>
            <text:p>Hardware open source is the beutifully art</text:p>
          </table:table-cell>
          <table:table-cell table:number-columns-repeated="1021"/>
        </table:table-row>
        <table:table-row table:style-name="ro5">
          <table:table-cell table:style-name="ce8" office:value-type="float" office:value="53">
            <text:p>53</text:p>
          </table:table-cell>
          <table:table-cell table:style-name="ce15" office:value-type="date" office:date-value="2013-07-30T22:40:00">
            <text:p>Jul 30, 2013 10:40 PM</text:p>
          </table:table-cell>
          <table:table-cell office:value-type="string">
            <text:p>It's OK.</text:p>
          </table:table-cell>
          <table:table-cell table:number-columns-repeated="1021"/>
        </table:table-row>
        <table:table-row table:style-name="ro5">
          <table:table-cell table:style-name="ce8" office:value-type="float" office:value="54">
            <text:p>54</text:p>
          </table:table-cell>
          <table:table-cell table:style-name="ce15" office:value-type="date" office:date-value="2013-07-30T20:15:00">
            <text:p>Jul 30, 2013 8:15 PM</text:p>
          </table:table-cell>
          <table:table-cell office:value-type="string">
            <text:p>Ok</text:p>
          </table:table-cell>
          <table:table-cell table:number-columns-repeated="1021"/>
        </table:table-row>
        <table:table-row table:style-name="ro5">
          <table:table-cell table:style-name="ce8" office:value-type="float" office:value="55">
            <text:p>55</text:p>
          </table:table-cell>
          <table:table-cell table:style-name="ce15" office:value-type="date" office:date-value="2013-07-30T14:19:00">
            <text:p>Jul 30, 2013 2:19 PM</text:p>
          </table:table-cell>
          <table:table-cell office:value-type="string">
            <text:p>Too many people are too sensitive about race.</text:p>
          </table:table-cell>
          <table:table-cell table:number-columns-repeated="1021"/>
        </table:table-row>
        <table:table-row table:style-name="ro5">
          <table:table-cell table:style-name="ce8" office:value-type="float" office:value="56">
            <text:p>56</text:p>
          </table:table-cell>
          <table:table-cell table:style-name="ce15" office:value-type="date" office:date-value="2013-07-30T10:48:00">
            <text:p>Jul 30, 2013 10:48 AM</text:p>
          </table:table-cell>
          <table:table-cell office:value-type="string">
            <text:p>Question 16, I'd have liked to be able to answer "Not _yet_"</text:p>
          </table:table-cell>
          <table:table-cell table:number-columns-repeated="1021"/>
        </table:table-row>
        <table:table-row table:style-name="ro5">
          <table:table-cell table:style-name="ce8" office:value-type="float" office:value="57">
            <text:p>57</text:p>
          </table:table-cell>
          <table:table-cell table:style-name="ce15" office:value-type="date" office:date-value="2013-07-30T10:07:00">
            <text:p>Jul 30, 2013 10:07 AM</text:p>
          </table:table-cell>
          <table:table-cell office:value-type="string">
            <text:p>The racial profiling is just completely offensive. Also questions regarding gender are offensive. <text:s/>There is no need for this sort of idiocy in a serious survey.</text:p>
          </table:table-cell>
          <table:table-cell table:number-columns-repeated="1021"/>
        </table:table-row>
        <table:table-row table:style-name="ro5">
          <table:table-cell table:style-name="ce8" office:value-type="float" office:value="58">
            <text:p>58</text:p>
          </table:table-cell>
          <table:table-cell table:style-name="ce15" office:value-type="date" office:date-value="2013-07-30T08:54:00">
            <text:p>Jul 30, 2013 8:54 AM</text:p>
          </table:table-cell>
          <table:table-cell office:value-type="string">
            <text:p>Qu 5 too complicated</text:p>
          </table:table-cell>
          <table:table-cell table:number-columns-repeated="1021"/>
        </table:table-row>
        <table:table-row table:style-name="ro5">
          <table:table-cell table:style-name="ce8" office:value-type="float" office:value="59">
            <text:p>59</text:p>
          </table:table-cell>
          <table:table-cell table:style-name="ce15" office:value-type="date" office:date-value="2013-07-30T06:16:00">
            <text:p>Jul 30, 2013 6:16 AM</text:p>
          </table:table-cell>
          <table:table-cell office:value-type="string">
            <text:p>I got surprise at the end of the survey when it asks if I´m black or white or whatever, I don´t particularly think this is relevant and I found it too curious, I kinda like to know the reason.</text:p>
          </table:table-cell>
          <table:table-cell table:number-columns-repeated="1021"/>
        </table:table-row>
        <table:table-row table:style-name="ro5">
          <table:table-cell table:style-name="ce8" office:value-type="float" office:value="60">
            <text:p>60</text:p>
          </table:table-cell>
          <table:table-cell table:style-name="ce15" office:value-type="date" office:date-value="2013-07-30T06:11:00">
            <text:p>Jul 30, 2013 6:11 AM</text:p>
          </table:table-cell>
          <table:table-cell office:value-type="string">
            <text:p>Thank you for organizing the survey!</text:p>
          </table:table-cell>
          <table:table-cell table:number-columns-repeated="1021"/>
        </table:table-row>
        <table:table-row table:style-name="ro5">
          <table:table-cell table:style-name="ce8" office:value-type="float" office:value="61">
            <text:p>61</text:p>
          </table:table-cell>
          <table:table-cell table:style-name="ce15" office:value-type="date" office:date-value="2013-07-30T02:00:00">
            <text:p>Jul 30, 2013 2:00 AM</text:p>
          </table:table-cell>
          <table:table-cell office:value-type="string">
            <text:p>No.</text:p>
          </table:table-cell>
          <table:table-cell table:number-columns-repeated="1021"/>
        </table:table-row>
        <table:table-row table:style-name="ro5">
          <table:table-cell table:style-name="ce8" office:value-type="float" office:value="62">
            <text:p>62</text:p>
          </table:table-cell>
          <table:table-cell table:style-name="ce15" office:value-type="date" office:date-value="2013-07-30T01:11:00">
            <text:p>Jul 30, 2013 1:11 AM</text:p>
          </table:table-cell>
          <table:table-cell office:value-type="string">
            <text:p>Good luck! Keep up the good work!</text:p>
          </table:table-cell>
          <table:table-cell table:number-columns-repeated="1021"/>
        </table:table-row>
        <table:table-row table:style-name="ro5">
          <table:table-cell table:style-name="ce8" office:value-type="float" office:value="63">
            <text:p>63</text:p>
          </table:table-cell>
          <table:table-cell table:style-name="ce15" office:value-type="date" office:date-value="2013-07-29T23:15:00">
            <text:p>Jul 29, 2013 11:15 PM</text:p>
          </table:table-cell>
          <table:table-cell office:value-type="string">
            <text:p>No.</text:p>
          </table:table-cell>
          <table:table-cell table:number-columns-repeated="1021"/>
        </table:table-row>
        <table:table-row table:style-name="ro5">
          <table:table-cell table:style-name="ce8" office:value-type="float" office:value="64">
            <text:p>64</text:p>
          </table:table-cell>
          <table:table-cell table:style-name="ce15" office:value-type="date" office:date-value="2013-07-29T22:05:00">
            <text:p>Jul 29, 2013 10:05 PM</text:p>
          </table:table-cell>
          <table:table-cell office:value-type="string">
            <text:p>I'm curious what the total annual income from all respondents is from open source hardware.</text:p>
          </table:table-cell>
          <table:table-cell table:number-columns-repeated="1021"/>
        </table:table-row>
        <table:table-row table:style-name="ro5">
          <table:table-cell table:style-name="ce8" office:value-type="float" office:value="65">
            <text:p>65</text:p>
          </table:table-cell>
          <table:table-cell table:style-name="ce15" office:value-type="date" office:date-value="2013-07-29T03:42:00">
            <text:p>Jul 29, 2013 3:42 AM</text:p>
          </table:table-cell>
          <table:table-cell office:value-type="string">
            <text:p>what will you do with the results?</text:p>
          </table:table-cell>
          <table:table-cell table:number-columns-repeated="1021"/>
        </table:table-row>
        <table:table-row table:style-name="ro5">
          <table:table-cell table:style-name="ce8" office:value-type="float" office:value="66">
            <text:p>66</text:p>
          </table:table-cell>
          <table:table-cell table:style-name="ce15" office:value-type="date" office:date-value="2013-07-27T15:03:00">
            <text:p>Jul 27, 2013 3:03 PM</text:p>
          </table:table-cell>
          <table:table-cell office:value-type="string">
            <text:p>No</text:p>
          </table:table-cell>
          <table:table-cell table:number-columns-repeated="1021"/>
        </table:table-row>
        <table:table-row table:style-name="ro5">
          <table:table-cell table:style-name="ce8" office:value-type="float" office:value="67">
            <text:p>67</text:p>
          </table:table-cell>
          <table:table-cell table:style-name="ce15" office:value-type="date" office:date-value="2013-07-27T11:23:00">
            <text:p>Jul 27, 2013 11:23 AM</text:p>
          </table:table-cell>
          <table:table-cell office:value-type="string">
            <text:p>:)</text:p>
            <text:p>Have Fun</text:p>
          </table:table-cell>
          <table:table-cell table:number-columns-repeated="1021"/>
        </table:table-row>
        <table:table-row table:style-name="ro5">
          <table:table-cell table:style-name="ce8" office:value-type="float" office:value="68">
            <text:p>68</text:p>
          </table:table-cell>
          <table:table-cell table:style-name="ce15" office:value-type="date" office:date-value="2013-07-26T21:10:00">
            <text:p>Jul 26, 2013 9:10 PM</text:p>
          </table:table-cell>
          <table:table-cell office:value-type="string">
            <text:p>Nice work! Well phrased survey. I like that you addressed concerns about race.</text:p>
          </table:table-cell>
          <table:table-cell table:number-columns-repeated="1021"/>
        </table:table-row>
        <table:table-row table:style-name="ro5">
          <table:table-cell table:style-name="ce8" office:value-type="float" office:value="69">
            <text:p>69</text:p>
          </table:table-cell>
          <table:table-cell table:style-name="ce15" office:value-type="date" office:date-value="2013-07-26T15:53:00">
            <text:p>Jul 26, 2013 3:53 PM</text:p>
          </table:table-cell>
          <table:table-cell office:value-type="string">
            <text:p>Provide a question about which open hardware licensing tools and databases people like best and employ the highest usability. Provide links to examples below the question. ~Marino</text:p>
          </table:table-cell>
          <table:table-cell table:number-columns-repeated="1021"/>
        </table:table-row>
        <table:table-row table:style-name="ro5">
          <table:table-cell table:style-name="ce8" office:value-type="float" office:value="70">
            <text:p>70</text:p>
          </table:table-cell>
          <table:table-cell table:style-name="ce15" office:value-type="date" office:date-value="2013-07-26T15:06:00">
            <text:p>Jul 26, 2013 3:06 PM</text:p>
          </table:table-cell>
          <table:table-cell office:value-type="string">
            <text:p>n/a</text:p>
          </table:table-cell>
          <table:table-cell table:number-columns-repeated="1021"/>
        </table:table-row>
        <table:table-row table:style-name="ro5">
          <table:table-cell table:style-name="ce8" office:value-type="float" office:value="71">
            <text:p>71</text:p>
          </table:table-cell>
          <table:table-cell table:style-name="ce15" office:value-type="date" office:date-value="2013-07-25T21:12:00">
            <text:p>Jul 25, 2013 9:12 PM</text:p>
          </table:table-cell>
          <table:table-cell office:value-type="string">
            <text:p>Well done. I can't wait to learn about the results! I would be eager to complete another.</text:p>
          </table:table-cell>
          <table:table-cell table:number-columns-repeated="1021"/>
        </table:table-row>
        <table:table-row table:style-name="ro5">
          <table:table-cell table:style-name="ce8" office:value-type="float" office:value="72">
            <text:p>72</text:p>
          </table:table-cell>
          <table:table-cell table:style-name="ce15" office:value-type="date" office:date-value="2013-07-25T20:27:00">
            <text:p>Jul 25, 2013 8:27 PM</text:p>
          </table:table-cell>
          <table:table-cell office:value-type="string">
            <text:p>Why was British or European not given as a choice of race?</text:p>
          </table:table-cell>
          <table:table-cell table:number-columns-repeated="1021"/>
        </table:table-row>
        <table:table-row table:style-name="ro5">
          <table:table-cell table:style-name="ce8" office:value-type="float" office:value="73">
            <text:p>73</text:p>
          </table:table-cell>
          <table:table-cell table:style-name="ce15" office:value-type="date" office:date-value="2013-07-25T19:35:00">
            <text:p>Jul 25, 2013 7:35 PM</text:p>
          </table:table-cell>
          <table:table-cell office:value-type="string">
            <text:p>Could use more pie, but then again everything could do with more baked goods.</text:p>
          </table:table-cell>
          <table:table-cell table:number-columns-repeated="1021"/>
        </table:table-row>
        <table:table-row table:style-name="ro5">
          <table:table-cell table:style-name="ce8" office:value-type="float" office:value="74">
            <text:p>74</text:p>
          </table:table-cell>
          <table:table-cell table:style-name="ce15" office:value-type="date" office:date-value="2013-07-25T16:04:00">
            <text:p>Jul 25, 2013 4:04 PM</text:p>
          </table:table-cell>
          <table:table-cell office:value-type="string">
            <text:p>I found it better that last year´s! Good work</text:p>
          </table:table-cell>
          <table:table-cell table:number-columns-repeated="1021"/>
        </table:table-row>
        <table:table-row table:style-name="ro5">
          <table:table-cell table:style-name="ce8" office:value-type="float" office:value="75">
            <text:p>75</text:p>
          </table:table-cell>
          <table:table-cell table:style-name="ce15" office:value-type="date" office:date-value="2013-07-25T14:29:00">
            <text:p>Jul 25, 2013 2:29 PM</text:p>
          </table:table-cell>
          <table:table-cell office:value-type="string">
            <text:p>Thanks for keeping it brief. That was fun!</text:p>
          </table:table-cell>
          <table:table-cell table:number-columns-repeated="1021"/>
        </table:table-row>
        <table:table-row table:style-name="ro5">
          <table:table-cell table:style-name="ce8" office:value-type="float" office:value="76">
            <text:p>76</text:p>
          </table:table-cell>
          <table:table-cell table:style-name="ce15" office:value-type="date" office:date-value="2013-07-25T12:42:00">
            <text:p>Jul 25, 2013 12:42 PM</text:p>
          </table:table-cell>
          <table:table-cell office:value-type="string">
            <text:p>a bit surprised of what marital status or race have to do with Arduino ?!</text:p>
          </table:table-cell>
          <table:table-cell table:number-columns-repeated="1021"/>
        </table:table-row>
        <table:table-row table:style-name="ro5">
          <table:table-cell table:style-name="ce8" office:value-type="float" office:value="77">
            <text:p>77</text:p>
          </table:table-cell>
          <table:table-cell table:style-name="ce15" office:value-type="date" office:date-value="2013-07-25T10:13:00">
            <text:p>Jul 25, 2013 10:13 AM</text:p>
          </table:table-cell>
          <table:table-cell office:value-type="string">
            <text:p>No.</text:p>
          </table:table-cell>
          <table:table-cell table:number-columns-repeated="1021"/>
        </table:table-row>
        <table:table-row table:style-name="ro5">
          <table:table-cell table:style-name="ce8" office:value-type="float" office:value="78">
            <text:p>78</text:p>
          </table:table-cell>
          <table:table-cell table:style-name="ce15" office:value-type="date" office:date-value="2013-07-25T09:45:00">
            <text:p>Jul 25, 2013 9:45 AM</text:p>
          </table:table-cell>
          <table:table-cell office:value-type="string">
            <text:p>I didn't understand why you included spaniards in the same list as cubans and puerto ricans. That could happen because we share some idiomatic and cultural aspects despite we're in different continents, aren't we?</text:p>
          </table:table-cell>
          <table:table-cell table:number-columns-repeated="1021"/>
        </table:table-row>
        <table:table-row table:style-name="ro5">
          <table:table-cell table:style-name="ce8" office:value-type="float" office:value="79">
            <text:p>79</text:p>
          </table:table-cell>
          <table:table-cell table:style-name="ce15" office:value-type="date" office:date-value="2013-07-25T08:59:00">
            <text:p>Jul 25, 2013 8:59 AM</text:p>
          </table:table-cell>
          <table:table-cell office:value-type="string">
            <text:p>I think you should stop separating people by race / ethnic background. In this instance I feel it's unnecessary.</text:p>
          </table:table-cell>
          <table:table-cell table:number-columns-repeated="1021"/>
        </table:table-row>
        <table:table-row table:style-name="ro5">
          <table:table-cell table:style-name="ce8" office:value-type="float" office:value="80">
            <text:p>80</text:p>
          </table:table-cell>
          <table:table-cell table:style-name="ce15" office:value-type="date" office:date-value="2013-07-25T08:37:00">
            <text:p>Jul 25, 2013 8:37 AM</text:p>
          </table:table-cell>
          <table:table-cell office:value-type="string">
            <text:p>either properly specify "race" or don't.</text:p>
            <text:p>it's very "racist" to put all "whites" in one drawer, yet give twenty other options for other possibilities.</text:p>
          </table:table-cell>
          <table:table-cell table:number-columns-repeated="1021"/>
        </table:table-row>
        <table:table-row table:style-name="ro5">
          <table:table-cell table:style-name="ce8" office:value-type="float" office:value="81">
            <text:p>81</text:p>
          </table:table-cell>
          <table:table-cell table:style-name="ce15" office:value-type="date" office:date-value="2013-07-25T05:57:00">
            <text:p>Jul 25, 2013 5:57 AM</text:p>
          </table:table-cell>
          <table:table-cell office:value-type="string">
            <text:p>There should be a "Not Applicable" option for some of the questions that asked about importance.</text:p>
          </table:table-cell>
          <table:table-cell table:number-columns-repeated="1021"/>
        </table:table-row>
        <table:table-row table:style-name="ro5">
          <table:table-cell table:style-name="ce8" office:value-type="float" office:value="82">
            <text:p>82</text:p>
          </table:table-cell>
          <table:table-cell table:style-name="ce15" office:value-type="date" office:date-value="2013-07-25T04:22:00">
            <text:p>Jul 25, 2013 4:22 AM</text:p>
          </table:table-cell>
          <table:table-cell office:value-type="string">
            <text:p>Thanks for putting this together. <text:s/>Of course asking about race is important; I'm appalled that people objected to this. <text:s/>I was surprised that there isn't an easy way to specify identifying with more than one race, other than the write-in. <text:s/>I think this is a rather common case, and that I encounter official US forms that include instructions on checking more than one option. <text:s/>Maybe next year?</text:p>
          </table:table-cell>
          <table:table-cell table:number-columns-repeated="1021"/>
        </table:table-row>
        <table:table-row table:style-name="ro5">
          <table:table-cell table:style-name="ce8" office:value-type="float" office:value="83">
            <text:p>83</text:p>
          </table:table-cell>
          <table:table-cell table:style-name="ce15" office:value-type="date" office:date-value="2013-07-25T03:40:00">
            <text:p>Jul 25, 2013 3:40 AM</text:p>
          </table:table-cell>
          <table:table-cell office:value-type="string">
            <text:p>Survey is a bit american/OHS org focussed - especially the questions about attending teh AMERICAN conference - there are lots of other things happening around the world and we all certainly can't afford the time let alone the money to go to America!</text:p>
            <text:p/>
            <text:p>So maybe generalise this type of question in future - OR make the survey about YOUR organisation instead of a general OHSW survey.</text:p>
          </table:table-cell>
          <table:table-cell table:number-columns-repeated="1021"/>
        </table:table-row>
        <table:table-row table:style-name="ro5">
          <table:table-cell table:style-name="ce8" office:value-type="float" office:value="84">
            <text:p>84</text:p>
          </table:table-cell>
          <table:table-cell table:style-name="ce15" office:value-type="date" office:date-value="2013-07-25T02:46:00">
            <text:p>Jul 25, 2013 2:46 AM</text:p>
          </table:table-cell>
          <table:table-cell office:value-type="string">
            <text:p>this takes a while, I'm not sure why I even started filling it out...</text:p>
          </table:table-cell>
          <table:table-cell table:number-columns-repeated="1021"/>
        </table:table-row>
        <table:table-row table:style-name="ro5">
          <table:table-cell table:style-name="ce8" office:value-type="float" office:value="85">
            <text:p>85</text:p>
          </table:table-cell>
          <table:table-cell table:style-name="ce15" office:value-type="date" office:date-value="2013-07-24T23:46:00">
            <text:p>Jul 24, 2013 11:46 PM</text:p>
          </table:table-cell>
          <table:table-cell office:value-type="string">
            <text:p>Good Luck!</text:p>
          </table:table-cell>
          <table:table-cell table:number-columns-repeated="1021"/>
        </table:table-row>
        <table:table-row table:style-name="ro5">
          <table:table-cell table:style-name="ce8" office:value-type="float" office:value="86">
            <text:p>86</text:p>
          </table:table-cell>
          <table:table-cell table:style-name="ce15" office:value-type="date" office:date-value="2013-07-24T23:14:00">
            <text:p>Jul 24, 2013 11:14 PM</text:p>
          </table:table-cell>
          <table:table-cell office:value-type="string">
            <text:p>Viewed from a non-American/European perspective, the race categories are bizarre. </text:p>
            <text:p/>
            <text:p>Open source hardware should be part of public works and infrastructure.</text:p>
          </table:table-cell>
          <table:table-cell table:number-columns-repeated="1021"/>
        </table:table-row>
        <table:table-row table:style-name="ro5">
          <table:table-cell table:style-name="ce8" office:value-type="float" office:value="87">
            <text:p>87</text:p>
          </table:table-cell>
          <table:table-cell table:style-name="ce15" office:value-type="date" office:date-value="2013-07-24T22:25:00">
            <text:p>Jul 24, 2013 10:25 PM</text:p>
          </table:table-cell>
          <table:table-cell office:value-type="string">
            <text:p>To me it seems bizarre that there is a need to categorise people based on race for such a survey, but this perhaps reflects my European perspective rather than an American perspective.</text:p>
            <text:p>One question of diversity and culture which seems just as, if not more important than passports or skin colour, especially when dealing with online international discussion and collaboration, is language. </text:p>
            <text:p>What language do you document your projects in, or which languages do you work in when discussing open hardware? I'm a native English speaker and a lot of the news I read about Open Hardware is in English about English-speaking people, or people speaking and documenting in English, even if it isn't their native language. Non-English speaking open hardware developers and often feel they can't contribute to discussions (I only have only discussed this with Spanish and German speakers but I'm sure it's much more widespread). Due to English's lingua franca status, often they can read and understand English, but may not feel comfortable getting involved and expressing themselves. Having a survey filled in by English speakers in English reinforces this sense that this is an English-dominated community and there is little space for those who don't speak it at a high level. For the 2014 survey, please include a question about language, and have the survey translated and promoted in other languages. (I'm happy to help getting it translated into German and getting the word out - sam@yearofopensource.net)</text:p>
            <text:p>Otherwise, great work, it's a very important task you're undertaking and you're doing it very well. I look forward to seeing the results!</text:p>
          </table:table-cell>
          <table:table-cell table:number-columns-repeated="1021"/>
        </table:table-row>
        <table:table-row table:style-name="ro5">
          <table:table-cell table:style-name="ce8" office:value-type="float" office:value="88">
            <text:p>88</text:p>
          </table:table-cell>
          <table:table-cell table:style-name="ce15" office:value-type="date" office:date-value="2013-07-24T22:13:00">
            <text:p>Jul 24, 2013 10:13 PM</text:p>
          </table:table-cell>
          <table:table-cell office:value-type="string">
            <text:p>glad you are doing it, propel the industry progress.</text:p>
          </table:table-cell>
          <table:table-cell table:number-columns-repeated="1021"/>
        </table:table-row>
        <table:table-row table:style-name="ro5">
          <table:table-cell table:style-name="ce8" office:value-type="float" office:value="89">
            <text:p>89</text:p>
          </table:table-cell>
          <table:table-cell table:style-name="ce15" office:value-type="date" office:date-value="2013-07-24T22:09:00">
            <text:p>Jul 24, 2013 10:09 PM</text:p>
          </table:table-cell>
          <table:table-cell office:value-type="string">
            <text:p>Do not ask abot race at all, shouldn't it be irrellevant ?</text:p>
          </table:table-cell>
          <table:table-cell table:number-columns-repeated="1021"/>
        </table:table-row>
        <table:table-row table:style-name="ro5">
          <table:table-cell table:style-name="ce8" office:value-type="float" office:value="90">
            <text:p>90</text:p>
          </table:table-cell>
          <table:table-cell table:style-name="ce15" office:value-type="date" office:date-value="2013-07-24T21:55:00">
            <text:p>Jul 24, 2013 9:55 PM</text:p>
          </table:table-cell>
          <table:table-cell office:value-type="string">
            <text:p>I support the act of asking about race for the purpose of characterizing diversity.</text:p>
          </table:table-cell>
          <table:table-cell table:number-columns-repeated="1021"/>
        </table:table-row>
        <table:table-row table:style-name="ro5">
          <table:table-cell table:style-name="ce8" office:value-type="float" office:value="91">
            <text:p>91</text:p>
          </table:table-cell>
          <table:table-cell table:style-name="ce15" office:value-type="date" office:date-value="2013-07-24T21:54:00">
            <text:p>Jul 24, 2013 9:54 PM</text:p>
          </table:table-cell>
          <table:table-cell office:value-type="string">
            <text:p>The survey site seems to be trying to be optimized for mobile devices, but I had to zoom in to hit the tiny buttons on my phone.</text:p>
          </table:table-cell>
          <table:table-cell table:number-columns-repeated="1021"/>
        </table:table-row>
        <table:table-row table:style-name="ro5">
          <table:table-cell table:style-name="ce8" office:value-type="float" office:value="92">
            <text:p>92</text:p>
          </table:table-cell>
          <table:table-cell table:style-name="ce15" office:value-type="date" office:date-value="2013-07-24T20:17:00">
            <text:p>Jul 24, 2013 8:17 PM</text:p>
          </table:table-cell>
          <table:table-cell office:value-type="string">
            <text:p>I would love to connect with other volunteers to create high quality, free distritbutable (creative commons) rich media for open source computers and other open hardware devices (such as LibraryBox). <text:s/>I have already created some of this free content that I'd love to share. <text:s text:c="2"/>Phil Shapiro, pshapiro@his.com (blogger, opensource.com and MAKE magazine)</text:p>
          </table:table-cell>
          <table:table-cell table:number-columns-repeated="1021"/>
        </table:table-row>
        <table:table-row table:style-name="ro5">
          <table:table-cell table:style-name="ce8" office:value-type="float" office:value="93">
            <text:p>93</text:p>
          </table:table-cell>
          <table:table-cell table:style-name="ce15" office:value-type="date" office:date-value="2013-07-24T19:45:00">
            <text:p>Jul 24, 2013 7:45 PM</text:p>
          </table:table-cell>
          <table:table-cell office:value-type="string">
            <text:p>The race questions are disconcertingly uncomfortable.</text:p>
          </table:table-cell>
          <table:table-cell table:number-columns-repeated="1021"/>
        </table:table-row>
        <table:table-row table:style-name="ro5">
          <table:table-cell table:style-name="ce8" office:value-type="float" office:value="94">
            <text:p>94</text:p>
          </table:table-cell>
          <table:table-cell table:style-name="ce15" office:value-type="date" office:date-value="2013-07-24T19:37:00">
            <text:p>Jul 24, 2013 7:37 PM</text:p>
          </table:table-cell>
          <table:table-cell office:value-type="string">
            <text:p>not sure why you needed all the demographic info</text:p>
          </table:table-cell>
          <table:table-cell table:number-columns-repeated="1021"/>
        </table:table-row>
        <table:table-row table:style-name="ro5">
          <table:table-cell table:style-name="ce8" office:value-type="float" office:value="95">
            <text:p>95</text:p>
          </table:table-cell>
          <table:table-cell table:style-name="ce15" office:value-type="date" office:date-value="2013-07-24T19:34:00">
            <text:p>Jul 24, 2013 7:34 PM</text:p>
          </table:table-cell>
          <table:table-cell office:value-type="string">
            <text:p>No</text:p>
          </table:table-cell>
          <table:table-cell table:number-columns-repeated="1021"/>
        </table:table-row>
        <table:table-row table:style-name="ro5">
          <table:table-cell table:style-name="ce8" office:value-type="float" office:value="96">
            <text:p>96</text:p>
          </table:table-cell>
          <table:table-cell table:style-name="ce15" office:value-type="date" office:date-value="2013-07-24T18:53:00">
            <text:p>Jul 24, 2013 6:53 PM</text:p>
          </table:table-cell>
          <table:table-cell office:value-type="string">
            <text:p>why the question what race i am ?</text:p>
            <text:p>thats very scarry</text:p>
          </table:table-cell>
          <table:table-cell table:number-columns-repeated="1021"/>
        </table:table-row>
        <table:table-row table:style-name="ro5">
          <table:table-cell table:style-name="ce8" office:value-type="float" office:value="97">
            <text:p>97</text:p>
          </table:table-cell>
          <table:table-cell table:style-name="ce15" office:value-type="date" office:date-value="2013-07-24T18:51:00">
            <text:p>Jul 24, 2013 6:51 PM</text:p>
          </table:table-cell>
          <table:table-cell office:value-type="string">
            <text:p>Too personal.</text:p>
          </table:table-cell>
          <table:table-cell table:number-columns-repeated="1021"/>
        </table:table-row>
        <table:table-row table:style-name="ro5">
          <table:table-cell table:style-name="ce8" office:value-type="float" office:value="98">
            <text:p>98</text:p>
          </table:table-cell>
          <table:table-cell table:style-name="ce15" office:value-type="date" office:date-value="2013-07-24T18:01:00">
            <text:p>Jul 24, 2013 6:01 PM</text:p>
          </table:table-cell>
          <table:table-cell office:value-type="string">
            <text:p>It was fun!</text:p>
          </table:table-cell>
          <table:table-cell table:number-columns-repeated="1021"/>
        </table:table-row>
        <table:table-row table:style-name="ro5">
          <table:table-cell table:style-name="ce8" office:value-type="float" office:value="99">
            <text:p>99</text:p>
          </table:table-cell>
          <table:table-cell table:style-name="ce15" office:value-type="date" office:date-value="2013-07-24T18:01:00">
            <text:p>Jul 24, 2013 6:01 PM</text:p>
          </table:table-cell>
          <table:table-cell office:value-type="string">
            <text:p>I'm enthused about taking the survey, but recognizing and narrowing down to the most important topics thus keeping things short and sweet would be a good future focus.</text:p>
          </table:table-cell>
          <table:table-cell table:number-columns-repeated="1021"/>
        </table:table-row>
        <table:table-row table:style-name="ro5">
          <table:table-cell table:style-name="ce8" office:value-type="float" office:value="100">
            <text:p>100</text:p>
          </table:table-cell>
          <table:table-cell table:style-name="ce15" office:value-type="date" office:date-value="2013-07-24T16:47:00">
            <text:p>Jul 24, 2013 4:47 PM</text:p>
          </table:table-cell>
          <table:table-cell office:value-type="string">
            <text:p>none</text:p>
          </table:table-cell>
          <table:table-cell table:number-columns-repeated="1021"/>
        </table:table-row>
        <table:table-row table:style-name="ro5">
          <table:table-cell table:style-name="ce8" office:value-type="float" office:value="101">
            <text:p>101</text:p>
          </table:table-cell>
          <table:table-cell table:style-name="ce15" office:value-type="date" office:date-value="2013-07-24T16:07:00">
            <text:p>Jul 24, 2013 4:07 PM</text:p>
          </table:table-cell>
          <table:table-cell office:value-type="string">
            <text:p>Nice</text:p>
          </table:table-cell>
          <table:table-cell table:number-columns-repeated="1021"/>
        </table:table-row>
        <table:table-row table:style-name="ro5">
          <table:table-cell table:style-name="ce8" office:value-type="float" office:value="102">
            <text:p>102</text:p>
          </table:table-cell>
          <table:table-cell table:style-name="ce15" office:value-type="date" office:date-value="2013-07-24T15:46:00">
            <text:p>Jul 24, 2013 3:46 PM</text:p>
          </table:table-cell>
          <table:table-cell office:value-type="string">
            <text:p>Why did you want my race? :O</text:p>
          </table:table-cell>
          <table:table-cell table:number-columns-repeated="1021"/>
        </table:table-row>
        <table:table-row table:style-name="ro5">
          <table:table-cell table:style-name="ce8" office:value-type="float" office:value="103">
            <text:p>103</text:p>
          </table:table-cell>
          <table:table-cell table:style-name="ce15" office:value-type="date" office:date-value="2013-07-24T15:12:00">
            <text:p>Jul 24, 2013 3:12 PM</text:p>
          </table:table-cell>
          <table:table-cell office:value-type="string">
            <text:p>An important reason in my decision to support open source/hardware projects is so that users and developers have the rights to use those projects without undue restriction. <text:s/>Though I struggle with seperating the concept of innovation as the primary goal or whether the rights of the users and developers is the primary goal, the freedom aspect of open source/hardware is important to me. <text:s/>Though some of your questions touch on this aspect, I found the concept as user/developer freedom as a primary reason for open source/hardware under represented.</text:p>
          </table:table-cell>
          <table:table-cell table:number-columns-repeated="1021"/>
        </table:table-row>
        <table:table-row table:style-name="ro5">
          <table:table-cell table:style-name="ce8" office:value-type="float" office:value="104">
            <text:p>104</text:p>
          </table:table-cell>
          <table:table-cell table:style-name="ce15" office:value-type="date" office:date-value="2013-07-24T14:33:00">
            <text:p>Jul 24, 2013 2:33 PM</text:p>
          </table:table-cell>
          <table:table-cell office:value-type="string">
            <text:p>Why are you asking about "race"? The race is the same, Human.</text:p>
            <text:p>You need to ask about "Ethnic Group".</text:p>
          </table:table-cell>
          <table:table-cell table:number-columns-repeated="1021"/>
        </table:table-row>
        <table:table-row table:style-name="ro5">
          <table:table-cell table:style-name="ce8" office:value-type="float" office:value="105">
            <text:p>105</text:p>
          </table:table-cell>
          <table:table-cell table:style-name="ce15" office:value-type="date" office:date-value="2013-07-24T14:28:00">
            <text:p>Jul 24, 2013 2:28 PM</text:p>
          </table:table-cell>
          <table:table-cell office:value-type="string">
            <text:p>I like very mutch this movment this is so Capatalist because we empower the people... :) and very comunist because we empaure the people :)</text:p>
            <text:p>Make good. Make a better comunity</text:p>
          </table:table-cell>
          <table:table-cell table:number-columns-repeated="1021"/>
        </table:table-row>
        <table:table-row table:style-name="ro5">
          <table:table-cell table:style-name="ce8" office:value-type="float" office:value="106">
            <text:p>106</text:p>
          </table:table-cell>
          <table:table-cell table:style-name="ce15" office:value-type="date" office:date-value="2013-07-24T14:27:00">
            <text:p>Jul 24, 2013 2:27 PM</text:p>
          </table:table-cell>
          <table:table-cell office:value-type="string">
            <text:p>"What's your gender? Female | Male | Other"</text:p>
            <text:p>What gender is "Other"?!</text:p>
          </table:table-cell>
          <table:table-cell table:number-columns-repeated="1021"/>
        </table:table-row>
        <table:table-row table:style-name="ro5">
          <table:table-cell table:style-name="ce8" office:value-type="float" office:value="107">
            <text:p>107</text:p>
          </table:table-cell>
          <table:table-cell table:style-name="ce15" office:value-type="date" office:date-value="2013-07-24T14:05:00">
            <text:p>Jul 24, 2013 2:05 PM</text:p>
          </table:table-cell>
          <table:table-cell office:value-type="string">
            <text:p>Just don't ask respondents about their race anymore. Even if you have reasons, I think it distracts from your main aim. That's just a pity...</text:p>
          </table:table-cell>
          <table:table-cell table:number-columns-repeated="1021"/>
        </table:table-row>
        <table:table-row table:style-name="ro5" table:number-rows-repeated="1048460">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Sans Serif" svg:font-family="'Microsoft Sans Serif'"/>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 $</number:text>
      <number:number number:decimal-places="0" number:min-integer-digits="1" number:grouping="true"/>
      <number:text> )</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 $</number:text>
      <number:number number:decimal-places="0" number:min-integer-digits="1" number:grouping="true"/>
      <number:text> )</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 $</number:text>
      <number:number number:decimal-places="2" number:min-integer-digits="1" number:grouping="true"/>
      <number:text> )</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 $</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 </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 </number:text>
      <number:number number:decimal-places="0" number:min-integer-digits="1" number:grouping="true"/>
      <number:text> )</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 </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 </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28">
      <number:month number:textual="true"/>
      <number:text> </number:text>
      <number:day/>
      <number:text>, </number:text>
      <number:year number:style="long"/>
      <number:text> </number:text>
      <number:hours/>
      <number:text>:</number:text>
      <number:minutes number:style="long"/>
      <number:text> </number:text>
      <number:am-pm/>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5">01/15/2014</text:date>, <text:time>18:29:14</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1" meta:cell-count="341" meta:object-count="0"/>
    <meta:generator>NeoOffice/3.3$Unix OpenOffice.org_project/Patch 0</meta:generator>
  </office:meta>
</office:document-meta>
</file>